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b7e5" officeooo:paragraph-rsid="000bb7e5"/>
    </style:style>
    <style:style style:name="P2" style:family="paragraph" style:parent-style-name="Standard">
      <style:text-properties officeooo:paragraph-rsid="000bb7e5"/>
    </style:style>
    <style:style style:name="P3" style:family="paragraph" style:parent-style-name="Standard">
      <style:text-properties officeooo:rsid="000c5d41" officeooo:paragraph-rsid="000c5d41"/>
    </style:style>
    <style:style style:name="P4" style:family="paragraph" style:parent-style-name="Standard">
      <style:text-properties officeooo:rsid="000c5d41" officeooo:paragraph-rsid="000d744f"/>
    </style:style>
    <style:style style:name="P5" style:family="paragraph" style:parent-style-name="Standard">
      <style:text-properties officeooo:rsid="000d744f" officeooo:paragraph-rsid="000d744f"/>
    </style:style>
    <style:style style:name="P6" style:family="paragraph" style:parent-style-name="Standard">
      <style:text-properties officeooo:rsid="000ef448" officeooo:paragraph-rsid="000ef448"/>
    </style:style>
    <style:style style:name="P7" style:family="paragraph" style:parent-style-name="Standard">
      <style:text-properties officeooo:paragraph-rsid="000ef448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b4f4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744f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bb7e5" officeooo:paragraph-rsid="000bb7e5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officeooo:rsid="000b4f4e" style:font-size-asian="10pt" style:font-weight-asian="bold"/>
    </style:style>
    <style:style style:name="T3" style:family="text">
      <style:text-properties fo:color="#7f0055" style:font-name="Consolas" fo:font-size="10pt" fo:font-weight="bold" officeooo:rsid="000d744f" style:font-size-asian="10pt" style:font-weight-asian="bold"/>
    </style:style>
    <style:style style:name="T4" style:family="text">
      <style:text-properties fo:color="#000000" style:font-name="Consolas" fo:font-size="10pt" style:font-size-asian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Consolas" fo:font-size="10pt" fo:font-weight="bold" style:font-size-asian="10pt" style:font-weight-asian="bold"/>
    </style:style>
    <style:style style:name="T7" style:family="text">
      <style:text-properties fo:color="#000000" style:font-name="Consolas" fo:font-size="10pt" fo:font-style="italic" style:font-size-asian="10pt" style:font-style-asian="italic"/>
    </style:style>
    <style:style style:name="T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9" style:family="text">
      <style:text-properties fo:color="#3f7f5f" style:font-name="Consolas" fo:font-size="10pt" style:font-size-asian="10pt"/>
    </style:style>
    <style:style style:name="T10" style:family="text">
      <style:text-properties fo:color="#7f9fbf" style:font-name="Consolas" fo:font-size="10pt" fo:font-weight="bold" style:font-size-asian="10pt" style:font-weight-asian="bold"/>
    </style:style>
    <style:style style:name="T11" style:family="text">
      <style:text-properties fo:color="#6a3e3e" style:font-name="Consolas" fo:font-size="10pt" style:font-size-asian="10pt"/>
    </style:style>
    <style:style style:name="T12" style:family="text">
      <style:text-properties fo:color="#2a00ff" style:font-name="Consolas" fo:font-size="10pt" style:font-size-asian="10pt"/>
    </style:style>
    <style:style style:name="T13" style:family="text">
      <style:text-properties fo:color="#2a00ff" style:font-name="Consolas" fo:font-size="10pt" fo:font-style="italic" style:font-size-asian="10pt" style:font-style-asian="italic"/>
    </style:style>
    <style:style style:name="T14" style:family="text">
      <style:text-properties fo:color="#008080" style:font-name="Consolas" fo:font-size="10pt" style:font-size-asian="10pt"/>
    </style:style>
    <style:style style:name="T15" style:family="text">
      <style:text-properties fo:color="#008080" style:font-name="Consolas" fo:font-size="10pt" officeooo:rsid="000c5d41" style:font-size-asian="10pt"/>
    </style:style>
    <style:style style:name="T16" style:family="text">
      <style:text-properties fo:color="#008080" style:font-name="Consolas" fo:font-size="10pt" officeooo:rsid="000ef448" style:font-size-asian="10pt"/>
    </style:style>
    <style:style style:name="T17" style:family="text">
      <style:text-properties fo:color="#3f7f7f" style:font-name="Consolas" fo:font-size="10pt" style:font-size-asian="10pt"/>
    </style:style>
    <style:style style:name="T18" style:family="text">
      <style:text-properties fo:color="#3f7f7f" style:font-name="Consolas" fo:font-size="10pt" officeooo:rsid="000c5d41" style:font-size-asian="10pt"/>
    </style:style>
    <style:style style:name="T19" style:family="text">
      <style:text-properties fo:color="#3f7f7f" style:font-name="Consolas" fo:font-size="10pt" style:font-size-asian="10pt" fo:background-color="#d4d4d4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fo:color="#7f007f" style:font-name="Consolas" fo:font-size="10pt" style:font-size-asian="10pt"/>
    </style:style>
    <style:style style:name="T22" style:family="text">
      <style:text-properties officeooo:rsid="000bb7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1. <text:s/></text:span><text:span text:style-name="T1">package</text:span><text:span text:style-name="T4"> com.dsrc;</text:span></text:p>
      <text:p text:style-name="P11"/>
      <text:p text:style-name="P8"><text:span text:style-name="T1">import</text:span><text:span text:style-name="T4"> java.io.IOException;</text:span></text:p>
      <text:p text:style-name="P8"><text:span text:style-name="T1">import</text:span><text:span text:style-name="T4"> java.io.PrintWriter;</text:span></text:p>
      <text:p text:style-name="P11"/>
      <text:p text:style-name="P8"><text:span text:style-name="T1">import</text:span><text:span text:style-name="T4"> javax.servlet.ServletException;</text:span></text:p>
      <text:p text:style-name="P8"><text:span text:style-name="T1">import</text:span><text:span text:style-name="T4"> </text:span><text:span text:style-name="T5">javax.servlet.annotation.WebServlet</text:span><text:span text:style-name="T4">;</text:span></text:p>
      <text:p text:style-name="P8"><text:span text:style-name="T1">import</text:span><text:span text:style-name="T4"> javax.servlet.http.HttpServlet;</text:span></text:p>
      <text:p text:style-name="P8"><text:span text:style-name="T1">import</text:span><text:span text:style-name="T4"> javax.servlet.http.HttpServletRequest;</text:span></text:p>
      <text:p text:style-name="P8"><text:span text:style-name="T1">import</text:span><text:span text:style-name="T4"> javax.servlet.http.HttpServletResponse;</text:span></text:p>
      <text:p text:style-name="P11"/>
      <text:p text:style-name="P11"/>
      <text:p text:style-name="P8"><text:span text:style-name="T1">public</text:span><text:span text:style-name="T4"> </text:span><text:span text:style-name="T1">class</text:span><text:span text:style-name="T4"> HelloServlet </text:span><text:span text:style-name="T1">extends</text:span><text:span text:style-name="T4"> HttpServlet {</text:span></text:p>
      <text:p text:style-name="P8"><text:span text:style-name="T4"><text:tab/></text:span><text:span text:style-name="T1">private</text:span><text:span text:style-name="T4"> </text:span><text:span text:style-name="T1">static</text:span><text:span text:style-name="T4"> </text:span><text:span text:style-name="T1">final</text:span><text:span text:style-name="T4"> </text:span><text:span text:style-name="T1">long</text:span><text:span text:style-name="T4"> </text:span><text:span text:style-name="T8">serialVersionUID</text:span><text:span text:style-name="T4"> = 1L;</text:span></text:p>
      <text:p text:style-name="P8"><text:span text:style-name="T4"><text:s text:c="7"/></text:span></text:p>
      <text:p text:style-name="P8"><text:span text:style-name="T4"><text:s text:c="3"/></text:span><text:span text:style-name="T1">public</text:span><text:span text:style-name="T4"> HelloServlet() {</text:span></text:p>
      <text:p text:style-name="P8"><text:span text:style-name="T4"><text:s text:c="8"/></text:span><text:span text:style-name="T1">super</text:span><text:span text:style-name="T4">();</text:span></text:p>
      <text:p text:style-name="P8"><text:span text:style-name="T4"><text:s text:c="8"/></text:span><text:span text:style-name="T9">// </text:span><text:span text:style-name="T10">TODO</text:span><text:span text:style-name="T9"> Auto-generated constructor stub</text:span></text:p>
      <text:p text:style-name="P8"><text:span text:style-name="T4"><text:s text:c="4"/>}</text:span></text:p>
      <text:p text:style-name="P11"/>
      <text:p text:style-name="P8"><text:span text:style-name="T1">protected</text:span><text:span text:style-name="T4"> </text:span><text:span text:style-name="T1">void</text:span><text:span text:style-name="T4"> doGe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8"><text:span text:style-name="T4"><text:tab/><text:tab/>PrintWriter </text:span><text:span text:style-name="T11">out</text:span><text:span text:style-name="T4"> = </text:span><text:span text:style-name="T11">response</text:span><text:span text:style-name="T4">.getWriter();</text:span></text:p>
      <text:p text:style-name="P8"><text:span text:style-name="T4"><text:tab/><text:tab/></text:span><text:span text:style-name="T11">out</text:span><text:span text:style-name="T4">.println(</text:span><text:span text:style-name="T12">"Hello World"</text:span><text:span text:style-name="T4">); <text:tab/><text:tab/></text:span></text:p>
      <text:p text:style-name="P8"><text:span text:style-name="T4"><text:tab/>}</text:span></text:p>
      <text:p text:style-name="P11"/>
      <text:p text:style-name="P8"><text:span text:style-name="T1">protected</text:span><text:span text:style-name="T4"> </text:span><text:span text:style-name="T1">void</text:span><text:span text:style-name="T4"> doPos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11"/>
      <text:p text:style-name="P8"><text:span text:style-name="T4"><text:tab/><text:tab/>doGet(</text:span><text:span text:style-name="T11">request</text:span><text:span text:style-name="T4">, </text:span><text:span text:style-name="T11">response</text:span><text:span text:style-name="T4">);</text:span></text:p>
      <text:p text:style-name="P8"><text:span text:style-name="T4"><text:tab/>}</text:span></text:p>
      <text:p text:style-name="P11"/>
      <text:p text:style-name="P8"><text:span text:style-name="T4">}</text:span></text:p>
      <text:p text:style-name="P12"><text:span text:style-name="T4"/></text:p>
      <text:p text:style-name="P12"><text:span text:style-name="T4"/></text:p>
      <text:p text:style-name="P12"><text:span text:style-name="T4">2.</text:span><text:span text:style-name="T14">&lt;!</text:span><text:span text:style-name="T17">DOCTYPE</text:span><text:span text:style-name="T20"> </text:span><text:span text:style-name="T14">html&gt;</text:span></text:p>
      <text:p text:style-name="P8"><text:span text:style-name="T14">&lt;</text:span><text:span text:style-name="T17">html</text:span><text:span text:style-name="T14">&gt;</text:span></text:p>
      <text:p text:style-name="P8"><text:span text:style-name="T14">&lt;</text:span><text:span text:style-name="T17">head</text:span><text:span text:style-name="T14">&gt;</text:span></text:p>
      <text:p text:style-name="P8"><text:span text:style-name="T14">&lt;</text:span><text:span text:style-name="T17">meta</text:span><text:span text:style-name="T20"> </text:span><text:span text:style-name="T21">charset</text:span><text:span text:style-name="T4">=</text:span><text:span text:style-name="T13">"ISO-8859-1"</text:span><text:span text:style-name="T14">&gt;</text:span></text:p>
      <text:p text:style-name="P8"><text:span text:style-name="T14">&lt;</text:span><text:span text:style-name="T17">title</text:span><text:span text:style-name="T14">&gt;</text:span><text:span text:style-name="T4">Insert title here</text:span><text:span text:style-name="T14">&lt;/</text:span><text:span text:style-name="T17">title</text:span><text:span text:style-name="T14">&gt;</text:span></text:p>
      <text:p text:style-name="P8"><text:span text:style-name="T14">&lt;/</text:span><text:span text:style-name="T17">head</text:span><text:span text:style-name="T14">&gt;</text:span></text:p>
      <text:p text:style-name="P8"><text:span text:style-name="T14">&lt;</text:span><text:span text:style-name="T17">body</text:span><text:span text:style-name="T14">&gt;</text:span></text:p>
      <text:p text:style-name="P8"><text:span text:style-name="T14">&lt;</text:span><text:span text:style-name="T17">form</text:span><text:span text:style-name="T20"> </text:span><text:span text:style-name="T21">action</text:span><text:span text:style-name="T20"> </text:span><text:span text:style-name="T4">=</text:span><text:span text:style-name="T13">"HelloServlet"</text:span><text:span text:style-name="T14">&gt;</text:span></text:p>
      <text:p text:style-name="P8"><text:span text:style-name="T14">&lt;</text:span><text:span text:style-name="T17">input</text:span><text:span text:style-name="T20"> </text:span><text:span text:style-name="T21">type</text:span><text:span text:style-name="T20"> </text:span><text:span text:style-name="T4">=</text:span><text:span text:style-name="T13">"submit"</text:span><text:span text:style-name="T20"> </text:span><text:span text:style-name="T21">value</text:span><text:span text:style-name="T20"> </text:span><text:span text:style-name="T4">=</text:span><text:span text:style-name="T20"> </text:span><text:span text:style-name="T13">"Click Me"</text:span><text:span text:style-name="T14">&gt;</text:span></text:p>
      <text:p text:style-name="P8"><text:span text:style-name="T14">&lt;/</text:span><text:span text:style-name="T17">form</text:span><text:span text:style-name="T14">&gt;</text:span></text:p>
      <text:p text:style-name="P11"/>
      <text:p text:style-name="P8"><text:span text:style-name="T14">&lt;/</text:span><text:span text:style-name="T17">body</text:span><text:span text:style-name="T14">&gt;</text:span></text:p>
      <text:p text:style-name="P12"><text:span text:style-name="T14">&lt;/</text:span><text:span text:style-name="T17">html</text:span><text:span text:style-name="T14">&gt;</text:span></text:p>
      <text:p text:style-name="P12"><text:span text:style-name="T6"/></text:p>
      <text:p text:style-name="P12"><text:span text:style-name="T6"/></text:p>
      <text:p text:style-name="P12"><text:span text:style-name="T1">protected</text:span><text:span text:style-name="T4"> </text:span><text:span text:style-name="T1">void</text:span><text:span text:style-name="T4"> doGe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8"><text:span text:style-name="T4"><text:tab/><text:tab/>PrintWriter </text:span><text:span text:style-name="T11">p</text:span><text:span text:style-name="T4"> = </text:span><text:span text:style-name="T11">response</text:span><text:span text:style-name="T4">.getWriter();</text:span></text:p>
      <text:p text:style-name="P8"><text:span text:style-name="T4"><text:tab/><text:tab/></text:span><text:span text:style-name="T11">p</text:span><text:span text:style-name="T4">.println(</text:span><text:span text:style-name="T12">"Hello World"</text:span><text:span text:style-name="T4">);</text:span></text:p>
      <text:p text:style-name="P12"><text:span text:style-name="T4"><text:tab/>}</text:span></text:p>
      <text:p text:style-name="P12"><text:span text:style-name="T4"/></text:p>
      <text:p text:style-name="Standard"/>
      <text:p text:style-name="Standard"><text:soft-page-break/></text:p>
      <text:p text:style-name="P2"><text:span text:style-name="T22">3.</text:span><text:span text:style-name="T14">&lt;!</text:span><text:span text:style-name="T17">DOCTYPE</text:span><text:span text:style-name="T20"> </text:span><text:span text:style-name="T14">html&gt;</text:span></text:p>
      <text:p text:style-name="P8"><text:span text:style-name="T14">&lt;</text:span><text:span text:style-name="T17">html</text:span><text:span text:style-name="T14">&gt;</text:span></text:p>
      <text:p text:style-name="P8"><text:span text:style-name="T14">&lt;</text:span><text:span text:style-name="T17">head</text:span><text:span text:style-name="T14">&gt;</text:span></text:p>
      <text:p text:style-name="P8"><text:span text:style-name="T14">&lt;</text:span><text:span text:style-name="T17">meta</text:span><text:span text:style-name="T20"> </text:span><text:span text:style-name="T21">charset</text:span><text:span text:style-name="T4">=</text:span><text:span text:style-name="T13">"ISO-8859-1"</text:span><text:span text:style-name="T14">&gt;</text:span></text:p>
      <text:p text:style-name="P8"><text:span text:style-name="T14">&lt;</text:span><text:span text:style-name="T17">title</text:span><text:span text:style-name="T14">&gt;</text:span><text:span text:style-name="T4">Insert title here</text:span><text:span text:style-name="T14">&lt;/</text:span><text:span text:style-name="T17">title</text:span><text:span text:style-name="T14">&gt;</text:span></text:p>
      <text:p text:style-name="P8"><text:span text:style-name="T14">&lt;/</text:span><text:span text:style-name="T17">head</text:span><text:span text:style-name="T14">&gt;</text:span></text:p>
      <text:p text:style-name="P8"><text:span text:style-name="T14">&lt;</text:span><text:span text:style-name="T17">body</text:span><text:span text:style-name="T14">&gt;</text:span></text:p>
      <text:p text:style-name="P8"><text:span text:style-name="T14">&lt;</text:span><text:span text:style-name="T17">form</text:span><text:span text:style-name="T20"> </text:span><text:span text:style-name="T21">action</text:span><text:span text:style-name="T4">=</text:span><text:span text:style-name="T13">"NameServlet"</text:span><text:span text:style-name="T14">&gt;</text:span></text:p>
      <text:p text:style-name="P8"><text:span text:style-name="T4"><text:tab/></text:span><text:span text:style-name="T14">&lt;</text:span><text:span text:style-name="T17">input</text:span><text:span text:style-name="T20"> <text:s/></text:span><text:span text:style-name="T21">type</text:span><text:span text:style-name="T4">=</text:span><text:span text:style-name="T13">"text"</text:span><text:span text:style-name="T20"> </text:span><text:span text:style-name="T21">name</text:span><text:span text:style-name="T4">=</text:span><text:span text:style-name="T13">"name"</text:span><text:span text:style-name="T14">&gt;</text:span></text:p>
      <text:p text:style-name="P8"><text:span text:style-name="T4"><text:tab/></text:span><text:span text:style-name="T14">&lt;</text:span><text:span text:style-name="T17">input</text:span><text:span text:style-name="T20"> <text:s/></text:span><text:span text:style-name="T21">type</text:span><text:span text:style-name="T4">=</text:span><text:span text:style-name="T13">"submit"</text:span><text:span text:style-name="T20"> </text:span><text:span text:style-name="T21">value</text:span><text:span text:style-name="T4">=</text:span><text:span text:style-name="T13">"Show"</text:span><text:span text:style-name="T14">&gt;</text:span></text:p>
      <text:p text:style-name="P8"><text:span text:style-name="T14">&lt;/</text:span><text:span text:style-name="T17">form</text:span><text:span text:style-name="T14">&gt;</text:span></text:p>
      <text:p text:style-name="P8"><text:span text:style-name="T14">&lt;/</text:span><text:span text:style-name="T17">body</text:span><text:span text:style-name="T14">&gt;</text:span></text:p>
      <text:p text:style-name="P1"><text:span text:style-name="T14">&lt;/</text:span><text:span text:style-name="T17">html</text:span><text:span text:style-name="T14">&gt;</text:span></text:p>
      <text:p text:style-name="P1"><text:span text:style-name="T4"><text:tab/></text:span><text:span text:style-name="T1">protected</text:span><text:span text:style-name="T4"> </text:span><text:span text:style-name="T1">void</text:span><text:span text:style-name="T4"> doGe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8"><text:span text:style-name="T4"><text:tab/><text:tab/>PrintWriter </text:span><text:span text:style-name="T11">out</text:span><text:span text:style-name="T4">= </text:span><text:span text:style-name="T11">response</text:span><text:span text:style-name="T4">.getWriter();</text:span></text:p>
      <text:p text:style-name="P8"><text:span text:style-name="T4"><text:tab/><text:tab/>String </text:span><text:span text:style-name="T11">namee</text:span><text:span text:style-name="T4"> = </text:span><text:span text:style-name="T11">request</text:span><text:span text:style-name="T4">.getParameter(</text:span><text:span text:style-name="T12">"name"</text:span><text:span text:style-name="T4">);</text:span></text:p>
      <text:p text:style-name="P1"><text:span text:style-name="T4"><text:tab/><text:tab/></text:span><text:span text:style-name="T11">out</text:span><text:span text:style-name="T4">.println(</text:span><text:span text:style-name="T12">"Hello:"</text:span><text:span text:style-name="T4">+ </text:span><text:span text:style-name="T11">namee</text:span><text:span text:style-name="T4">);</text:span></text:p>
      <text:p text:style-name="P1"><text:span text:style-name="T14"/></text:p>
      <text:p text:style-name="P3"><text:span text:style-name="T14"/></text:p>
      <text:p text:style-name="P3"><text:span text:style-name="T14"/></text:p>
      <text:p text:style-name="P3"><text:span text:style-name="T14">4.</text:span></text:p>
      <text:p text:style-name="P3"><text:span text:style-name="T14">&lt;!</text:span><text:span text:style-name="T17">DOCTYPE</text:span><text:span text:style-name="T20"> </text:span><text:span text:style-name="T14">html&gt;</text:span></text:p>
      <text:p text:style-name="P8"><text:span text:style-name="T14">&lt;</text:span><text:span text:style-name="T17">html</text:span><text:span text:style-name="T14">&gt;</text:span></text:p>
      <text:p text:style-name="P8"><text:span text:style-name="T14">&lt;</text:span><text:span text:style-name="T17">head</text:span><text:span text:style-name="T14">&gt;</text:span></text:p>
      <text:p text:style-name="P8"><text:span text:style-name="T14">&lt;</text:span><text:span text:style-name="T17">meta</text:span><text:span text:style-name="T20"> </text:span><text:span text:style-name="T21">charset</text:span><text:span text:style-name="T4">=</text:span><text:span text:style-name="T13">"ISO-8859-1"</text:span><text:span text:style-name="T14">&gt;</text:span></text:p>
      <text:p text:style-name="P8"><text:span text:style-name="T14">&lt;</text:span><text:span text:style-name="T17">title</text:span><text:span text:style-name="T14">&gt;</text:span><text:span text:style-name="T4">Insert title here</text:span><text:span text:style-name="T14">&lt;/</text:span><text:span text:style-name="T17">title</text:span><text:span text:style-name="T14">&gt;</text:span></text:p>
      <text:p text:style-name="P8"><text:span text:style-name="T14">&lt;/</text:span><text:span text:style-name="T17">head</text:span><text:span text:style-name="T14">&gt;</text:span></text:p>
      <text:p text:style-name="P8"><text:span text:style-name="T14">&lt;</text:span><text:span text:style-name="T17">body</text:span><text:span text:style-name="T14">&gt;</text:span></text:p>
      <text:p text:style-name="P8"><text:span text:style-name="T14">&lt;</text:span><text:span text:style-name="T17">form</text:span><text:span text:style-name="T20"> </text:span><text:span text:style-name="T21">action</text:span><text:span text:style-name="T20"> </text:span><text:span text:style-name="T4">=</text:span><text:span text:style-name="T13">"LoginServlet"</text:span><text:span text:style-name="T20"> </text:span><text:span text:style-name="T21">method</text:span><text:span text:style-name="T20"> </text:span><text:span text:style-name="T4">=</text:span><text:span text:style-name="T13">"get"</text:span><text:span text:style-name="T14">&gt;</text:span></text:p>
      <text:p text:style-name="P8"><text:span text:style-name="T4">Login Name </text:span><text:span text:style-name="T14">&lt;</text:span><text:span text:style-name="T17">input</text:span><text:span text:style-name="T20"> </text:span><text:span text:style-name="T21">type</text:span><text:span text:style-name="T20"> </text:span><text:span text:style-name="T4">=</text:span><text:span text:style-name="T20"> </text:span><text:span text:style-name="T13">"text"</text:span><text:span text:style-name="T20"> </text:span><text:span text:style-name="T21">name</text:span><text:span text:style-name="T4">=</text:span><text:span text:style-name="T13">"loginname"</text:span><text:span text:style-name="T14">&gt;</text:span><text:span text:style-name="T4"> </text:span><text:span text:style-name="T14">&lt;</text:span><text:span text:style-name="T17">br</text:span><text:span text:style-name="T14">&gt;</text:span></text:p>
      <text:p text:style-name="P8"><text:span text:style-name="T4">Password </text:span><text:span text:style-name="T14">&lt;</text:span><text:span text:style-name="T17">input</text:span><text:span text:style-name="T20"> </text:span><text:span text:style-name="T21">type</text:span><text:span text:style-name="T20"> </text:span><text:span text:style-name="T4">=</text:span><text:span text:style-name="T20"> </text:span><text:span text:style-name="T13">"password"</text:span><text:span text:style-name="T20"> </text:span><text:span text:style-name="T21">name</text:span><text:span text:style-name="T20"> </text:span><text:span text:style-name="T4">=</text:span><text:span text:style-name="T20"> </text:span><text:span text:style-name="T13">"loginpass"</text:span><text:span text:style-name="T14">&gt;</text:span></text:p>
      <text:p text:style-name="P8"><text:span text:style-name="T14">&lt;</text:span><text:span text:style-name="T17">input</text:span><text:span text:style-name="T20"> </text:span><text:span text:style-name="T21">type</text:span><text:span text:style-name="T20"> </text:span><text:span text:style-name="T4">=</text:span><text:span text:style-name="T13">"submit"</text:span><text:span text:style-name="T20"> </text:span><text:span text:style-name="T21">value</text:span><text:span text:style-name="T4">=</text:span><text:span text:style-name="T13">"login"</text:span><text:span text:style-name="T14">&gt;</text:span><text:span text:style-name="T4"> </text:span></text:p>
      <text:p text:style-name="P8"><text:span text:style-name="T14">&lt;/</text:span><text:span text:style-name="T17">form</text:span><text:span text:style-name="T14">&gt;</text:span></text:p>
      <text:p text:style-name="P8"><text:span text:style-name="T14">&lt;/</text:span><text:span text:style-name="T17">body</text:span><text:span text:style-name="T14">&gt;</text:span></text:p>
      <text:p text:style-name="P3"><text:span text:style-name="T14">&lt;/</text:span><text:span text:style-name="T17">html</text:span><text:span text:style-name="T14">&gt;</text:span></text:p>
      <text:p text:style-name="P3"><text:span text:style-name="T3">p</text:span><text:span text:style-name="T1">rotected</text:span><text:span text:style-name="T4"> </text:span><text:span text:style-name="T1">void</text:span><text:span text:style-name="T4"> doGe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8"><text:span text:style-name="T4"><text:tab/><text:tab/>PrintWriter </text:span><text:span text:style-name="T11">pw</text:span><text:span text:style-name="T4"> = </text:span><text:span text:style-name="T11">response</text:span><text:span text:style-name="T4">.getWriter();</text:span></text:p>
      <text:p text:style-name="P8"><text:span text:style-name="T4"><text:tab/><text:tab/>String </text:span><text:span text:style-name="T11">name</text:span><text:span text:style-name="T4"> = </text:span><text:span text:style-name="T11">request</text:span><text:span text:style-name="T4">.getParameter(</text:span><text:span text:style-name="T12">"loginname"</text:span><text:span text:style-name="T4">);</text:span></text:p>
      <text:p text:style-name="P8"><text:span text:style-name="T4"><text:tab/><text:tab/>String </text:span><text:span text:style-name="T11">pass</text:span><text:span text:style-name="T4">=</text:span><text:span text:style-name="T11">request</text:span><text:span text:style-name="T4">.getParameter(</text:span><text:span text:style-name="T12">"loginpass"</text:span><text:span text:style-name="T4">);</text:span></text:p>
      <text:p text:style-name="P8"><text:span text:style-name="T4"><text:tab/><text:tab/></text:span><text:span text:style-name="T1">if</text:span><text:span text:style-name="T4">(</text:span><text:span text:style-name="T11">name</text:span><text:span text:style-name="T4">.equals(</text:span><text:span text:style-name="T12">"sa"</text:span><text:span text:style-name="T4">) &amp;&amp; </text:span><text:span text:style-name="T11">pass</text:span><text:span text:style-name="T4">.equals(</text:span><text:span text:style-name="T12">"pass@123"</text:span><text:span text:style-name="T4">))</text:span></text:p>
      <text:p text:style-name="P8"><text:span text:style-name="T4"><text:tab/><text:tab/>{</text:span></text:p>
      <text:p text:style-name="P8"><text:span text:style-name="T4"><text:tab/><text:tab/><text:tab/></text:span><text:span text:style-name="T11">pw</text:span><text:span text:style-name="T4">.println( </text:span><text:span text:style-name="T12">"valid user"</text:span><text:span text:style-name="T4">);</text:span></text:p>
      <text:p text:style-name="P8"><text:span text:style-name="T4"><text:tab/><text:tab/>}</text:span></text:p>
      <text:p text:style-name="P8"><text:span text:style-name="T4"><text:tab/><text:tab/></text:span><text:span text:style-name="T1">else</text:span><text:span text:style-name="T4">{</text:span></text:p>
      <text:p text:style-name="P8"><text:span text:style-name="T4"><text:tab/><text:tab/><text:tab/></text:span><text:span text:style-name="T11">pw</text:span><text:span text:style-name="T4">.print(</text:span><text:span text:style-name="T12">" invalid user "</text:span><text:span text:style-name="T4">);</text:span></text:p>
      <text:p text:style-name="P8"><text:span text:style-name="T4"><text:tab/><text:tab/>}</text:span></text:p>
      <text:p text:style-name="P3"><text:span text:style-name="T4"><text:tab/>}</text:span></text:p>
      <text:p text:style-name="P3"><text:span text:style-name="T14"/></text:p>
      <text:p text:style-name="P3"><text:span text:style-name="T14"/></text:p>
      <text:p text:style-name="P3"><text:span text:style-name="T14"/></text:p>
      <text:p text:style-name="P5"><text:span text:style-name="T14">5.</text:span><text:span text:style-name="T15">&lt;!</text:span><text:span text:style-name="T18">DOCTYPE</text:span><text:span text:style-name="T15"> html&gt;</text:span></text:p>
      <text:p text:style-name="P10"><text:span text:style-name="T14">&lt;</text:span><text:span text:style-name="T17">html</text:span><text:span text:style-name="T14">&gt;</text:span></text:p>
      <text:p text:style-name="P10"><text:span text:style-name="T14">&lt;</text:span><text:span text:style-name="T17">head</text:span><text:span text:style-name="T14">&gt;</text:span></text:p>
      <text:p text:style-name="P10"><text:span text:style-name="T14">&lt;</text:span><text:span text:style-name="T17">meta</text:span><text:span text:style-name="T20"> </text:span><text:span text:style-name="T21">charset</text:span><text:span text:style-name="T4">=</text:span><text:span text:style-name="T13">"ISO-8859-1"</text:span><text:span text:style-name="T14">&gt;</text:span></text:p>
      <text:p text:style-name="P10"><text:soft-page-break/><text:span text:style-name="T14">&lt;</text:span><text:span text:style-name="T17">title</text:span><text:span text:style-name="T14">&gt;</text:span><text:span text:style-name="T4">Insert title here</text:span><text:span text:style-name="T14">&lt;/</text:span><text:span text:style-name="T17">title</text:span><text:span text:style-name="T14">&gt;</text:span></text:p>
      <text:p text:style-name="P10"><text:span text:style-name="T14">&lt;/</text:span><text:span text:style-name="T17">head</text:span><text:span text:style-name="T14">&gt;</text:span></text:p>
      <text:p text:style-name="P10"><text:span text:style-name="T14">&lt;</text:span><text:span text:style-name="T19">body</text:span><text:span text:style-name="T14">&gt;</text:span></text:p>
      <text:p text:style-name="P8"><text:span text:style-name="T14">&lt;</text:span><text:span text:style-name="T17">form</text:span><text:span text:style-name="T20"> </text:span><text:span text:style-name="T21">action</text:span><text:span text:style-name="T4">=</text:span><text:span text:style-name="T13">"LoginServlet"</text:span><text:span text:style-name="T20"> </text:span><text:span text:style-name="T21">method</text:span><text:span text:style-name="T4">=</text:span><text:span text:style-name="T13">"get"</text:span><text:span text:style-name="T14">&gt;</text:span></text:p>
      <text:p text:style-name="P8"><text:span text:style-name="T4">Login Name</text:span><text:span text:style-name="T14">&lt;</text:span><text:span text:style-name="T17">input</text:span><text:span text:style-name="T20"> </text:span><text:span text:style-name="T21">type</text:span><text:span text:style-name="T4">=</text:span><text:span text:style-name="T13">"text"</text:span><text:span text:style-name="T20"> </text:span><text:span text:style-name="T21">name</text:span><text:span text:style-name="T4">=</text:span><text:span text:style-name="T13">"loginname"</text:span><text:span text:style-name="T14">&gt;&lt;</text:span><text:span text:style-name="T17">br</text:span><text:span text:style-name="T14">&gt;</text:span></text:p>
      <text:p text:style-name="P8"><text:span text:style-name="T4">Password</text:span><text:span text:style-name="T14">&lt;</text:span><text:span text:style-name="T17">input</text:span><text:span text:style-name="T20"> </text:span><text:span text:style-name="T21">type</text:span><text:span text:style-name="T4">=</text:span><text:span text:style-name="T13">"Password"</text:span><text:span text:style-name="T20"> </text:span><text:span text:style-name="T21">name</text:span><text:span text:style-name="T4">=</text:span><text:span text:style-name="T13">"pass"</text:span><text:span text:style-name="T14">&gt;</text:span></text:p>
      <text:p text:style-name="P8"><text:span text:style-name="T14">&lt;</text:span><text:span text:style-name="T17">input</text:span><text:span text:style-name="T20"> </text:span><text:span text:style-name="T21">type</text:span><text:span text:style-name="T4">=</text:span><text:span text:style-name="T13">"submit"</text:span><text:span text:style-name="T20"> </text:span><text:span text:style-name="T21">value</text:span><text:span text:style-name="T4">=</text:span><text:span text:style-name="T13">"login"</text:span><text:span text:style-name="T14">&gt;</text:span></text:p>
      <text:p text:style-name="P11"/>
      <text:p text:style-name="P8"><text:span text:style-name="T14">&lt;/</text:span><text:span text:style-name="T17">form</text:span><text:span text:style-name="T14">&gt;</text:span></text:p>
      <text:p text:style-name="P10"><text:span text:style-name="T14">&lt;/</text:span><text:span text:style-name="T19">body</text:span><text:span text:style-name="T14">&gt;</text:span></text:p>
      <text:p text:style-name="P4"><text:span text:style-name="T14">&lt;/</text:span><text:span text:style-name="T17">html</text:span><text:span text:style-name="T14">&gt;</text:span></text:p>
      <text:p text:style-name="P4"><text:span text:style-name="T1">protected</text:span><text:span text:style-name="T4"> </text:span><text:span text:style-name="T1">void</text:span><text:span text:style-name="T4"> doGe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8"><text:span text:style-name="T4"><text:tab/><text:tab/>PrintWriter </text:span><text:span text:style-name="T11">pw</text:span><text:span text:style-name="T4">=</text:span><text:span text:style-name="T11">response</text:span><text:span text:style-name="T4">.getWriter();</text:span></text:p>
      <text:p text:style-name="P8"><text:span text:style-name="T4"><text:tab/><text:tab/>String </text:span><text:span text:style-name="T11">name</text:span><text:span text:style-name="T4">=</text:span><text:span text:style-name="T11">request</text:span><text:span text:style-name="T4">.getParameter(</text:span><text:span text:style-name="T12">"loginname"</text:span><text:span text:style-name="T4">);</text:span></text:p>
      <text:p text:style-name="P8"><text:span text:style-name="T4"><text:tab/><text:tab/>String </text:span><text:span text:style-name="T11">pass</text:span><text:span text:style-name="T4">=</text:span><text:span text:style-name="T11">request</text:span><text:span text:style-name="T4">.getParameter(</text:span><text:span text:style-name="T12">"pass"</text:span><text:span text:style-name="T4">);</text:span></text:p>
      <text:p text:style-name="P8"><text:span text:style-name="T4"><text:tab/><text:tab/></text:span><text:span text:style-name="T1">if</text:span><text:span text:style-name="T4">(</text:span><text:span text:style-name="T11">name</text:span><text:span text:style-name="T4">.equals(</text:span><text:span text:style-name="T12">"sa"</text:span><text:span text:style-name="T4">)&amp;&amp; </text:span><text:span text:style-name="T11">pass</text:span><text:span text:style-name="T4">.equals(</text:span><text:span text:style-name="T12">"gtham123"</text:span><text:span text:style-name="T4">)){</text:span></text:p>
      <text:p text:style-name="P8"><text:span text:style-name="T4"><text:tab/><text:tab/><text:tab/></text:span><text:span text:style-name="T11">pw</text:span><text:span text:style-name="T4">.println(</text:span><text:span text:style-name="T12">"&lt;font color=green&gt; valid user &lt;/font&gt;"</text:span><text:span text:style-name="T4">);</text:span></text:p>
      <text:p text:style-name="P8"><text:span text:style-name="T4"><text:tab/><text:tab/>}</text:span></text:p>
      <text:p text:style-name="P8"><text:span text:style-name="T4"><text:tab/><text:tab/></text:span><text:span text:style-name="T1">else</text:span><text:span text:style-name="T4">{</text:span></text:p>
      <text:p text:style-name="P8"><text:span text:style-name="T4"><text:tab/><text:tab/><text:tab/></text:span><text:span text:style-name="T11">pw</text:span><text:span text:style-name="T4">.println(</text:span><text:span text:style-name="T12">"&lt;font color=red&gt; invalid user &lt;/font&gt;"</text:span><text:span text:style-name="T4">);</text:span></text:p>
      <text:p text:style-name="P11"/>
      <text:p text:style-name="P8"><text:span text:style-name="T4"><text:tab/><text:tab/>}</text:span></text:p>
      <text:p text:style-name="P8"><text:span text:style-name="T4"><text:tab/>}</text:span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>6.</text:span><text:span text:style-name="T14">&lt;</text:span><text:span text:style-name="T19">body</text:span><text:span text:style-name="T14">&gt;</text:span></text:p>
      <text:p text:style-name="P8"><text:span text:style-name="T14">&lt;</text:span><text:span text:style-name="T17">form</text:span><text:span text:style-name="T20"> </text:span><text:span text:style-name="T21">action</text:span><text:span text:style-name="T20"> </text:span><text:span text:style-name="T4">=</text:span><text:span text:style-name="T13">"MultiplicationServlet"</text:span><text:span text:style-name="T20"> </text:span><text:span text:style-name="T21">method</text:span><text:span text:style-name="T20"> </text:span><text:span text:style-name="T4">=</text:span><text:span text:style-name="T13">"get"</text:span><text:span text:style-name="T14">&gt;</text:span></text:p>
      <text:p text:style-name="P8"><text:span text:style-name="T4">Enter Number </text:span><text:span text:style-name="T14">&lt;</text:span><text:span text:style-name="T17">input</text:span><text:span text:style-name="T20"> </text:span><text:span text:style-name="T21">type</text:span><text:span text:style-name="T20"> </text:span><text:span text:style-name="T4">=</text:span><text:span text:style-name="T20"> </text:span><text:span text:style-name="T13">"text"</text:span><text:span text:style-name="T20"> </text:span><text:span text:style-name="T21">name</text:span><text:span text:style-name="T4">=</text:span><text:span text:style-name="T13">"num"</text:span><text:span text:style-name="T14">&gt;</text:span><text:span text:style-name="T4"> </text:span></text:p>
      <text:p text:style-name="P8"><text:span text:style-name="T14">&lt;</text:span><text:span text:style-name="T17">input</text:span><text:span text:style-name="T20"> </text:span><text:span text:style-name="T21">type</text:span><text:span text:style-name="T20"> </text:span><text:span text:style-name="T4">=</text:span><text:span text:style-name="T13">"submit"</text:span><text:span text:style-name="T20"> </text:span><text:span text:style-name="T21">value</text:span><text:span text:style-name="T4">=</text:span><text:span text:style-name="T13">"show"</text:span><text:span text:style-name="T14">&gt;</text:span><text:span text:style-name="T4"> </text:span></text:p>
      <text:p text:style-name="P8"><text:span text:style-name="T14">&lt;/</text:span><text:span text:style-name="T17">form</text:span><text:span text:style-name="T14">&gt;</text:span></text:p>
      <text:p text:style-name="P6"><text:span text:style-name="T14">&lt;/</text:span><text:span text:style-name="T19">body</text:span><text:span text:style-name="T14">&gt;</text:span></text:p>
      <text:p text:style-name="P6"><text:span text:style-name="T14"/></text:p>
      <text:p text:style-name="P6"><text:span text:style-name="T1">protected</text:span><text:span text:style-name="T4"> </text:span><text:span text:style-name="T1">void</text:span><text:span text:style-name="T4"> doGet(HttpServletRequest </text:span><text:span text:style-name="T11">request</text:span><text:span text:style-name="T4">, HttpServletResponse </text:span><text:span text:style-name="T11">response</text:span><text:span text:style-name="T4">) </text:span><text:span text:style-name="T1">throws</text:span><text:span text:style-name="T4"> ServletException, IOException {</text:span></text:p>
      <text:p text:style-name="P8"><text:span text:style-name="T4"><text:tab/><text:tab/>PrintWriter </text:span><text:span text:style-name="T11">pw</text:span><text:span text:style-name="T4">=</text:span><text:span text:style-name="T11">response</text:span><text:span text:style-name="T4">.getWriter();</text:span></text:p>
      <text:p text:style-name="P8"><text:span text:style-name="T4"><text:tab/><text:tab/></text:span><text:span text:style-name="T1">int</text:span><text:span text:style-name="T4"> </text:span><text:span text:style-name="T11">num</text:span><text:span text:style-name="T4"> =Integer.</text:span><text:span text:style-name="T7">parseInt</text:span><text:span text:style-name="T4">(</text:span><text:span text:style-name="T11">request</text:span><text:span text:style-name="T4">.getParameter(</text:span><text:span text:style-name="T12">"num"</text:span><text:span text:style-name="T4">));</text:span></text:p>
      <text:p text:style-name="P8"><text:span text:style-name="T4"><text:tab/><text:tab/></text:span><text:span text:style-name="T11">pw</text:span><text:span text:style-name="T4">.println(</text:span><text:span text:style-name="T12">"&lt;html&gt; &lt;body&gt; &lt;table border =2 width=25%&gt;"</text:span><text:span text:style-name="T4">);</text:span></text:p>
      <text:p text:style-name="P8"><text:span text:style-name="T4"><text:tab/><text:tab/></text:span><text:span text:style-name="T1">for</text:span><text:span text:style-name="T4">(</text:span><text:span text:style-name="T1">int</text:span><text:span text:style-name="T4"> </text:span><text:span text:style-name="T11">i</text:span><text:span text:style-name="T4">=0;</text:span><text:span text:style-name="T11">i</text:span><text:span text:style-name="T4">&lt;=10;</text:span><text:span text:style-name="T11">i</text:span><text:span text:style-name="T4">++)</text:span></text:p>
      <text:p text:style-name="P8"><text:span text:style-name="T4"><text:tab/><text:tab/>{</text:span></text:p>
      <text:p text:style-name="P8"><text:span text:style-name="T4"><text:tab/><text:tab/><text:tab/></text:span><text:span text:style-name="T11">pw</text:span><text:span text:style-name="T4">.println(</text:span><text:span text:style-name="T12">" &lt;tr&gt;&lt;td&gt;"</text:span><text:span text:style-name="T4">+ </text:span><text:span text:style-name="T11">num</text:span><text:span text:style-name="T4"> +</text:span><text:span text:style-name="T12">"&lt;/td&gt;&lt;td&gt;X&lt;/td&gt;&lt;td&gt;"</text:span><text:span text:style-name="T4">+</text:span><text:span text:style-name="T11">i</text:span><text:span text:style-name="T4">+</text:span><text:span text:style-name="T12">"&lt;/td&gt;&lt;td&gt;=&lt;/td&gt;&lt;td&gt;"</text:span><text:span text:style-name="T4">+</text:span><text:span text:style-name="T11">num</text:span><text:span text:style-name="T4">*</text:span><text:span text:style-name="T11">i</text:span><text:span text:style-name="T4">+</text:span><text:span text:style-name="T12">"&lt;/td&gt;&lt;/tr&gt; "</text:span><text:span text:style-name="T4">);</text:span></text:p>
      <text:p text:style-name="P8"><text:span text:style-name="T4"><text:tab/><text:tab/>}</text:span></text:p>
      <text:p text:style-name="P8"><text:span text:style-name="T4"><text:tab/><text:tab/></text:span><text:span text:style-name="T11">pw</text:span><text:span text:style-name="T4">.println(</text:span><text:span text:style-name="T12">"&lt;/table&gt; <text:s/>&lt;/body&gt; &lt;/html&gt;"</text:span><text:span text:style-name="T4">);</text:span></text:p>
      <text:p text:style-name="P8"><text:span text:style-name="T4"><text:tab/><text:tab/></text:span></text:p>
      <text:p text:style-name="P6"><text:span text:style-name="T4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0:16:43.751000000</meta:creation-date>
    <dc:date>2019-06-06T17:33:13.741000000</dc:date>
    <meta:editing-duration>PT8M13S</meta:editing-duration>
    <meta:editing-cycles>1</meta:editing-cycles>
    <meta:document-statistic meta:table-count="0" meta:image-count="0" meta:object-count="0" meta:page-count="3" meta:paragraph-count="125" meta:word-count="340" meta:character-count="3656" meta:non-whitespace-character-count="3312"/>
    <meta:generator>LibreOffice/5.1.5.2$Windows_X86_64 LibreOffice_project/7a864d8825610a8c07cfc3bc01dd4fce6a9447e5</meta:generator>
  </office:meta>
</office:document-meta>
</file>